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04.59mm"/>
    </style:style>
    <style:style style:name="co3" style:family="table-column">
      <style:table-column-properties fo:break-before="auto" style:column-width="312.17mm"/>
    </style:style>
    <style:style style:name="co4" style:family="table-column">
      <style:table-column-properties fo:break-before="auto" style:column-width="23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_file_vudUBZrdJdkQ6V9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E_XML_ID</text:p>
          </table:table-cell>
          <table:table-cell office:value-type="string" calcext:value-type="string">
            <text:p>IE_NAME</text:p>
          </table:table-cell>
          <table:table-cell office:value-type="string" calcext:value-type="string">
            <text:p>IP_PROP27</text:p>
          </table:table-cell>
          <table:table-cell office:value-type="string" calcext:value-type="string">
            <text:p>IP_PROP2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Водонапорные модульные насосные станции в Москве - Купить водонапорную насосную станцию модульного типа от производителя</text:p>
          </table:table-cell>
          <table:table-cell/>
          <table:table-cell office:value-type="string" calcext:value-type="string">
            <text:p>moskva.smart-module.ru/catalog/modulnye-stantsii/nasosnye-stantsii/vodonapornye/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Модульные дизельные котельные в Москве - Купить котельную модульного типа на дизельном топливе от производителя</text:p>
          </table:table-cell>
          <table:table-cell/>
          <table:table-cell office:value-type="string" calcext:value-type="string">
            <text:p>https://moskva.smart-module.ru/catalog/modulnye-stantsii/kotelnye/dizelnye/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armavir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armavir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armavir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armavir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armavir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armavir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armavir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armavir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armavir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artyom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artyom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artyom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artyom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artyom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artyom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artyom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artyom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artyom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arzamas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rzamas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arzamas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arzamas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arzamas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arzamas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arzamas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arzamas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arzamas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balakovo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balakovo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balakovo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balakovo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balakovo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balakovo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balakovo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balakovo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balakovo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balashih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balashiha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balashiha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balashiha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balashiha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balashiha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balashiha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balashiha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balashiha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helyabin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helyabins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helyabins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chelyabins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helyabins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helyabins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helyabins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elyabins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chelyabins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cherepovec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cherepovec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cherepovec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cherepovec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cherepovec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cherepovec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cherepovec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cherepovec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cherepovec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dzerzhin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dzerzhin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dzerzhin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dzerzhin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dzerzhin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dzerzhin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dzerzhin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dzerzhin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dzerzhin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ehlektrostal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ehlektrostal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ehlektrostal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ehlektrostal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ehlektrostal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ehlektrostal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ehlektrostal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ehlektrostal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ehlektrostal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ekaterinburg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ekaterinburg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katerinburg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katerinburg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katerinburg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katerinburg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katerinburg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katerinburg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katerinburg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elec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elec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elec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elec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elec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elec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elec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elec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elec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abarov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habarovs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habarovs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habarovs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habarovs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habarovs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habarovs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habarovs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habarovs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himki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himki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himki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himki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himki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himki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himki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himki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himki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kalug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kaluga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kaluga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kaluga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kaluga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kaluga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kaluga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kaluga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kaluga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kamensk-uralskij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kamensk-uralskij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kamensk-uralskij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kamensk-uralskij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kamensk-uralskij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kamensk-uralskij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kamensk-uralskij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kamensk-uralskij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kamensk-uralskij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kazan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kazan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kazan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kazan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kazan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kazan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kazan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kazan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kazan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kolomn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kolomna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kolomna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kolomna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kolomna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kolomna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kolomna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olomna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kolomna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korolyov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korolyov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korolyov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korolyov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korolyov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orolyov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korolyov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korolyov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korolyov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krasnodar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krasnodar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krasnodar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krasnodar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krasnodar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krasnodar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krasnodar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krasnodar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krasnodar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krasnogor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krasnogor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krasnogor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krasnogor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krasnogor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krasnogor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krasnogor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krasnogor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krasnogor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krasnoyar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krasnoyars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krasnoyars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krasnoyarsk.smart-module.ru/catalog/metallicheskie-bytovki/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krasnoyars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krasnoyars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krasnoyars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krasnoyars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krasnoyars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krasnoyars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kur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kur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kur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kur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kur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kur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kur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kur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kur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lipec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lipec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lipec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lipec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lipec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lipec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lipec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lipec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lipec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lyubercy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lyubercy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lyubercy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lyubercy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lyubercy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lyubercy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lyubercy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lyubercy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lyubercy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magadan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gadan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adan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adan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magadan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gadan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agadan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agadan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agadan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moskv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быстровозводимых сооружений в #WF_CITY_PRED# под ключ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moskva.smart-module.ru/blog/</text:p>
          </table:table-cell>
          <table:table-cell office:value-type="string" calcext:value-type="string">
            <text:p>Блог в #WF_CITY_PRED# | "Smart Module" - ваше будущее и настоящее, звоните 8 (499) 390-94-03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moskva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8 (499) 390-94-03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moskva.smart-module.ru/catalog/angary/</text:p>
          </table:table-cell>
          <table:table-cell/>
          <table:table-cell office:value-type="string" calcext:value-type="string">
            <text:p>Быстровозводимые ангары в Москве - Купить сборный ангар от производителя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moskva.smart-module.ru/catalog/angary/beskarkasnye/</text:p>
          </table:table-cell>
          <table:table-cell/>
          <table:table-cell office:value-type="string" calcext:value-type="string">
            <text:p>Бескаркасные ангары в Москве - Купить арочный ангар от производителя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moskva.smart-module.ru/catalog/angary/karkasnye/</text:p>
          </table:table-cell>
          <table:table-cell/>
          <table:table-cell office:value-type="string" calcext:value-type="string">
            <text:p>Каркасные ангары в Москве - Купить каркасный ангар от производителя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moskva.smart-module.ru/catalog/angary/naduvnye/</text:p>
          </table:table-cell>
          <table:table-cell/>
          <table:table-cell office:value-type="string" calcext:value-type="string">
            <text:p>Надувные ангары в Москве - Купить надувной ангар от производителя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moskva.smart-module.ru/catalog/angary/tentovye/</text:p>
          </table:table-cell>
          <table:table-cell office:value-type="string" calcext:value-type="string">
            <text:p>Производим и поставляем тентовые ангары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Тентовые ангары в Москве - Купить тентованный ангар от производителя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oskva.smart-module.ru/catalog/bystrovozvodimye-zdaniya/</text:p>
          </table:table-cell>
          <table:table-cell/>
          <table:table-cell office:value-type="string" calcext:value-type="string">
            <text:p>Быстровозводимые здания из металлоконструкций в Москве – Стоимость строительства быстровозводимых зданий под ключ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moskva.smart-module.ru/catalog/kontejneryi/</text:p>
          </table:table-cell>
          <table:table-cell/>
          <table:table-cell office:value-type="string" calcext:value-type="string">
            <text:p>Контейнеры в Москве - Купить металлический контейнер от производителя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oskva.smart-module.ru/catalog/kontejneryi/izotermicheskie/</text:p>
          </table:table-cell>
          <table:table-cell/>
          <table:table-cell office:value-type="string" calcext:value-type="string">
            <text:p>Изотермические контейнеры в Москве - Купить морской изотермический контейнер от производителя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moskva.smart-module.ru/catalog/kontejneryi/konteyner-containex/</text:p>
          </table:table-cell>
          <table:table-cell/>
          <table:table-cell office:value-type="string" calcext:value-type="string">
            <text:p>Контейнеры Containex в Москве - Купить модульные блок-контейнеры Containex от производителя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moskva.smart-module.ru/catalog/kontejneryi/morskie/</text:p>
          </table:table-cell>
          <table:table-cell/>
          <table:table-cell office:value-type="string" calcext:value-type="string">
            <text:p>Морские контейнеры в Москве - Купить морской контейнер от производителя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moskva.smart-module.ru/catalog/kontejneryi/refkonteynery/</text:p>
          </table:table-cell>
          <table:table-cell/>
          <table:table-cell office:value-type="string" calcext:value-type="string">
            <text:p>Рефконтейнеры в Москве - Купить рефрижераторный контейнер от производителя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moskva.smart-module.ru/catalog/kontejneryi/tank/</text:p>
          </table:table-cell>
          <table:table-cell/>
          <table:table-cell office:value-type="string" calcext:value-type="string">
            <text:p>Танк-контейнеры в Москве - Купить танк-контейнер от производителя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oskva.smart-module.ru/catalog/kontejneryi/zheleznodorozhnye/</text:p>
          </table:table-cell>
          <table:table-cell/>
          <table:table-cell office:value-type="string" calcext:value-type="string">
            <text:p>Железнодорожные контейнеры в Москве - Купить контейнер для ЖД перевозок от производителя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oskva.smart-module.ru/catalog/metallicheskie-bytovki/</text:p>
          </table:table-cell>
          <table:table-cell/>
          <table:table-cell office:value-type="string" calcext:value-type="string">
            <text:p>Металлические бытовки в Москве - Купить бытовки из металла от производителя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moskva.smart-module.ru/catalog/metallicheskie-bytovki/blok-konteynery/</text:p>
          </table:table-cell>
          <table:table-cell/>
          <table:table-cell office:value-type="string" calcext:value-type="string">
            <text:p>Блок-контейнеры в Москве - Купить металлические блок-контейнеры от производителя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oskva.smart-module.ru/catalog/metallicheskie-bytovki/dlya-stroiteley/</text:p>
          </table:table-cell>
          <table:table-cell/>
          <table:table-cell office:value-type="string" calcext:value-type="string">
            <text:p>Строительные бытовки в Москве - Купить строительную бытовку от производителя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oskva.smart-module.ru/catalog/metallicheskie-bytovki/kpp/</text:p>
          </table:table-cell>
          <table:table-cell/>
          <table:table-cell office:value-type="string" calcext:value-type="string">
            <text:p>Модульный пост охраны в Москве - Купить модульные КПП и посты охраны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oskva.smart-module.ru/catalog/metallicheskie-bytovki/metall-containex/</text:p>
          </table:table-cell>
          <table:table-cell/>
          <table:table-cell office:value-type="string" calcext:value-type="string">
            <text:p>Металлические бытовки Containex в Москве - Купить бытовки Containex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oskva.smart-module.ru/catalog/metallicheskie-bytovki/modulnye/</text:p>
          </table:table-cell>
          <table:table-cell/>
          <table:table-cell office:value-type="string" calcext:value-type="string">
            <text:p>Модульные бытовки в Москве - Купить модульную бытовку от производителя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oskva.smart-module.ru/catalog/metallicheskie-bytovki/vagonchiki/</text:p>
          </table:table-cell>
          <table:table-cell/>
          <table:table-cell office:value-type="string" calcext:value-type="string">
            <text:p>Вагончики-бытовки в Москве - Купить вагончик-бытовку от производителя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oskva.smart-module.ru/catalog/modulnye-stantsii/</text:p>
          </table:table-cell>
          <table:table-cell/>
          <table:table-cell office:value-type="string" calcext:value-type="string">
            <text:p>Модульные станции в Москве - Купить блочно-модульную станцию от производителя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oskva.smart-module.ru/catalog/modulnye-stantsii/elektrostantsii/</text:p>
          </table:table-cell>
          <table:table-cell/>
          <table:table-cell office:value-type="string" calcext:value-type="string">
            <text:p>Модульные электростанции в Москве - Купить электростанцию модульного типа от производителя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moskva.smart-module.ru/catalog/modulnye-stantsii/elektrostantsii/dizelnye-stantsii/</text:p>
          </table:table-cell>
          <table:table-cell/>
          <table:table-cell office:value-type="string" calcext:value-type="string">
            <text:p>Дизельные модульные электростанции в Москве - Купить дизельную электростанцую модульного типа от производителя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moskva.smart-module.ru/catalog/modulnye-stantsii/elektrostantsii/gazoporshnevye/</text:p>
          </table:table-cell>
          <table:table-cell/>
          <table:table-cell office:value-type="string" calcext:value-type="string">
            <text:p>Газопоршневые модульные электростанции в Москве - Купить газопоршневую электростанцию модульного типа от производителя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oskva.smart-module.ru/catalog/modulnye-stantsii/kompressornye-stantsii/</text:p>
          </table:table-cell>
          <table:table-cell/>
          <table:table-cell office:value-type="string" calcext:value-type="string">
            <text:p>Компрессорные модульные станции в Москве - Купить компрессорную станцию модульного типа от производителя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oskva.smart-module.ru/catalog/modulnye-stantsii/kompressornye-stantsii/azotnye-kompressornye/</text:p>
          </table:table-cell>
          <table:table-cell/>
          <table:table-cell office:value-type="string" calcext:value-type="string">
            <text:p>Модульные азотные компрессорные станции в Москве - Купить азотную компрессорную станцию модульного типа от производителя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oskva.smart-module.ru/catalog/modulnye-stantsii/kompressornye-stantsii/kislorodnye/</text:p>
          </table:table-cell>
          <table:table-cell/>
          <table:table-cell office:value-type="string" calcext:value-type="string">
            <text:p>Модульные кислородные компрессорные станции в Москве - Купить кислородную компрессорную станцию модульного типа от производителя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oskva.smart-module.ru/catalog/modulnye-stantsii/kompressornye-stantsii/podgotovki-szhatogo-vozdukha/</text:p>
          </table:table-cell>
          <table:table-cell/>
          <table:table-cell office:value-type="string" calcext:value-type="string">
            <text:p>Модульные станции подготовки сжатого воздуха в Москве - Купить станцию подготовки сжатого воздуха модульного типа от производителя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moskva.smart-module.ru/catalog/modulnye-stantsii/kotelnye/</text:p>
          </table:table-cell>
          <table:table-cell/>
          <table:table-cell office:value-type="string" calcext:value-type="string">
            <text:p>Блочно-модульные котельные в Москве - Купить котельную модульного типа на газе, жидком и твердом топливе от производителя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moskva.smart-module.ru/catalog/modulnye-stantsii/kotelnye/</text:p>
          </table:table-cell>
          <table:table-cell/>
          <table:table-cell office:value-type="string" calcext:value-type="string">
            <text:p>Блочно-модульные котельные в Москве - Купить котельную модульного типа на газе, жидком и твердом топливе от производителя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oskva.smart-module.ru/catalog/modulnye-stantsii/kotelnye/dizelnye/</text:p>
          </table:table-cell>
          <table:table-cell office:value-type="string" calcext:value-type="string">
            <text:p>https://moskva.smart-module.ru/catalog/modulnye-stantsii/kotelnye/dizelnye/</text:p>
          </table:table-cell>
          <table:table-cell office:value-type="string" calcext:value-type="string">
            <text:p>Модульные дизельные котельные в Москве - Купить котельную модульного типа на дизельном топливе от производителя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moskva.smart-module.ru/catalog/modulnye-stantsii/kotelnye/dizelnye/</text:p>
          </table:table-cell>
          <table:table-cell/>
          <table:table-cell office:value-type="string" calcext:value-type="string">
            <text:p>Модульные дизельные котельные в Москве - Купить котельную модульного типа на дизельном топливе от производителя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oskva.smart-module.ru/catalog/modulnye-stantsii/kotelnye/elektrokotelnye/</text:p>
          </table:table-cell>
          <table:table-cell/>
          <table:table-cell office:value-type="string" calcext:value-type="string">
            <text:p>Модульные электрокотельные в Москве - Купить электрическую котельную модульного типа от производителя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moskva.smart-module.ru/catalog/modulnye-stantsii/kotelnye/gazovye/</text:p>
          </table:table-cell>
          <table:table-cell/>
          <table:table-cell office:value-type="string" calcext:value-type="string">
            <text:p>Модульные газовые котельные в Москве - Купить котельную модульного типа на газу от производителя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oskva.smart-module.ru/catalog/modulnye-stantsii/kotelnye/kryshnye/</text:p>
          </table:table-cell>
          <table:table-cell/>
          <table:table-cell office:value-type="string" calcext:value-type="string">
            <text:p>Модульные крышные котельные в Москве - Купить котельную модульного типа на крышу от производителя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moskva.smart-module.ru/catalog/modulnye-stantsii/kotelnye/na-mazute/</text:p>
          </table:table-cell>
          <table:table-cell/>
          <table:table-cell office:value-type="string" calcext:value-type="string">
            <text:p>Модульные котельные на мазуте в Москве - Купить котельную модульного типа на мазутном топливе от производителя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oskva.smart-module.ru/catalog/modulnye-stantsii/kotelnye/na-otrabotannom-masle/</text:p>
          </table:table-cell>
          <table:table-cell/>
          <table:table-cell office:value-type="string" calcext:value-type="string">
            <text:p>Модульные котельные на отработанном масле в Москве - Купить котельную модульного типа на отработанном масле от производителя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oskva.smart-module.ru/catalog/modulnye-stantsii/kotelnye/otdelnostoyashchie/</text:p>
          </table:table-cell>
          <table:table-cell/>
          <table:table-cell office:value-type="string" calcext:value-type="string">
            <text:p>Модульные отдельностоящие котельные в Москве - Купить отдельностоящую котельную модульного типа от производителя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moskva.smart-module.ru/catalog/modulnye-stantsii/kotelnye/pristroennye/</text:p>
          </table:table-cell>
          <table:table-cell/>
          <table:table-cell office:value-type="string" calcext:value-type="string">
            <text:p>Модульные пристроенные котельные в Москве - Купить пристроенную котельную модульного типа от производителя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oskva.smart-module.ru/catalog/modulnye-stantsii/kotelnye/vstroennye/</text:p>
          </table:table-cell>
          <table:table-cell/>
          <table:table-cell office:value-type="string" calcext:value-type="string">
            <text:p>Модульные встроенные котельные в Москве - Купить встроенную котельную модульного типа от производителя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moskva.smart-module.ru/catalog/modulnye-stantsii/nasosnye-stantsii/</text:p>
          </table:table-cell>
          <table:table-cell/>
          <table:table-cell office:value-type="string" calcext:value-type="string">
            <text:p>Модульные насосные станции в Москве - Купить блочно-модульную насосную станцию от производителя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oskva.smart-module.ru/catalog/modulnye-stantsii/nasosnye-stantsii/-s-rezervuarami/</text:p>
          </table:table-cell>
          <table:table-cell/>
          <table:table-cell office:value-type="string" calcext:value-type="string">
            <text:p>Модульные насосные станции с резервуарами в Москве - Купить насосную станцию модульного типа с резервуарами от производителя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moskva.smart-module.ru/catalog/modulnye-stantsii/nasosnye-stantsii/-s-rezervuarami/</text:p>
          </table:table-cell>
          <table:table-cell/>
          <table:table-cell office:value-type="string" calcext:value-type="string">
            <text:p>Модульные насосные станции с резервуарами в Москве - Купить насосную станцию модульного типа с резервуарами от производителя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moskva.smart-module.ru/catalog/modulnye-stantsii/nasosnye-stantsii/-s-rezervuarami/</text:p>
          </table:table-cell>
          <table:table-cell/>
          <table:table-cell office:value-type="string" calcext:value-type="string">
            <text:p>Модульные насосные станции с резервуарами в Москве - Купить насосную станцию модульного типа с резервуарами от производителя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oskva.smart-module.ru/catalog/modulnye-stantsii/nasosnye-stantsii/beregovye/</text:p>
          </table:table-cell>
          <table:table-cell/>
          <table:table-cell office:value-type="string" calcext:value-type="string">
            <text:p>Береговые модульные насосные станции в Москве - Купить берегов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moskva.smart-module.ru/catalog/modulnye-stantsii/nasosnye-stantsii/meliorativnye/</text:p>
          </table:table-cell>
          <table:table-cell/>
          <table:table-cell office:value-type="string" calcext:value-type="string">
            <text:p>Мелиоративные модульные насосные станции в Москве - Купить мелиоративн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moskva.smart-module.ru/catalog/modulnye-stantsii/nasosnye-stantsii/mnogotselevaya/</text:p>
          </table:table-cell>
          <table:table-cell/>
          <table:table-cell office:value-type="string" calcext:value-type="string">
            <text:p>Многоцелевые модульные насосные станции в Москве - Купить многоцелев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oskva.smart-module.ru/catalog/modulnye-stantsii/nasosnye-stantsii/monoblochnye/</text:p>
          </table:table-cell>
          <table:table-cell/>
          <table:table-cell office:value-type="string" calcext:value-type="string">
            <text:p>Моноблочные модульные насосные станции в Москве - Купить моноблочн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oskva.smart-module.ru/catalog/modulnye-stantsii/nasosnye-stantsii/plavuchie/</text:p>
          </table:table-cell>
          <table:table-cell/>
          <table:table-cell office:value-type="string" calcext:value-type="string">
            <text:p>Модульные плавучие насосные станции в Москве - Купить плавуч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oskva.smart-module.ru/catalog/modulnye-stantsii/nasosnye-stantsii/pozharotusheniya/</text:p>
          </table:table-cell>
          <table:table-cell/>
          <table:table-cell office:value-type="string" calcext:value-type="string">
            <text:p>Модульные насосные станции пожаротушения в Москве - Купить насосную станцию пожаротушения модульного типа от производителя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moskva.smart-module.ru/catalog/modulnye-stantsii/nasosnye-stantsii/vodonapornye/</text:p>
          </table:table-cell>
          <table:table-cell/>
          <table:table-cell office:value-type="string" calcext:value-type="string">
            <text:p>Водонапорные модульные насосные станции в Москве - Купить водонапорн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moskva.smart-module.ru/catalog/modulnye-stantsii/nasosnye-stantsii/vodozabora/</text:p>
          </table:table-cell>
          <table:table-cell/>
          <table:table-cell office:value-type="string" calcext:value-type="string">
            <text:p>Модульные насосные станции водозабора в Москве - Купить водозаборную насосную станцию модульного типа от производителя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oskva.smart-module.ru/catalog/modulnye-zdaniya/</text:p>
          </table:table-cell>
          <table:table-cell/>
          <table:table-cell office:value-type="string" calcext:value-type="string">
            <text:p>Модульные здания в Москве - Купить модульное здание от производителя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moskva.smart-module.ru/catalog/modulnye-zdaniya/administrativnye/</text:p>
          </table:table-cell>
          <table:table-cell/>
          <table:table-cell office:value-type="string" calcext:value-type="string">
            <text:p>Административные модульные здания в Москве - Купить административное модульное здание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oskva.smart-module.ru/catalog/modulnye-zdaniya/bytovye/</text:p>
          </table:table-cell>
          <table:table-cell/>
          <table:table-cell office:value-type="string" calcext:value-type="string">
            <text:p>Бытовые модульные здания в Москве - Купить бытовое модульное здание от производителя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oskva.smart-module.ru/catalog/modulnye-zdaniya/dlya-biznesa/</text:p>
          </table:table-cell>
          <table:table-cell/>
          <table:table-cell office:value-type="string" calcext:value-type="string">
            <text:p>Модульные здания для бизнеса в Москве - Купить модульное здание для бизнеса от производителя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moskva.smart-module.ru/catalog/modulnye-zdaniya/modul-containex/</text:p>
          </table:table-cell>
          <table:table-cell/>
          <table:table-cell office:value-type="string" calcext:value-type="string">
            <text:p>Модульные здания Containex в Москве - Купить модульное здание от Containex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moskva.smart-module.ru/catalog/modulnye-zdaniya/pod-oborudovanie/</text:p>
          </table:table-cell>
          <table:table-cell/>
          <table:table-cell office:value-type="string" calcext:value-type="string">
            <text:p>Модульные здания под оборудование в Москве - Купить модульное техническое здание от производителя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moskva.smart-module.ru/catalog/modulnye-zdaniya/punkty-pitaniya/</text:p>
          </table:table-cell>
          <table:table-cell/>
          <table:table-cell office:value-type="string" calcext:value-type="string">
            <text:p>Модульные пункты питания в Москве - Купить модульный пункт питания от производителя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moskva.smart-module.ru/catalog/modulnye-zdaniya/stroitelnye/</text:p>
          </table:table-cell>
          <table:table-cell/>
          <table:table-cell office:value-type="string" calcext:value-type="string">
            <text:p>Модульные строительные здания в Москве - Купить модульное строительное здание от производителя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oskva.smart-module.ru/catalog/modulnye-zdaniya/vakhtovye-poselki/</text:p>
          </table:table-cell>
          <table:table-cell/>
          <table:table-cell office:value-type="string" calcext:value-type="string">
            <text:p>Вахтовые поселки от производителя в Москве - Купить обустройство строительного городка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oskva.smart-module.ru/catalog/modulnye-zdaniya/zhilye/</text:p>
          </table:table-cell>
          <table:table-cell/>
          <table:table-cell office:value-type="string" calcext:value-type="string">
            <text:p>Жилые модульные здания в Москве - Купить модульное здание для проживания от производителя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moskva.smart-module.ru/catalog/rekonstruktsiya-konteynerov/</text:p>
          </table:table-cell>
          <table:table-cell/>
          <table:table-cell office:value-type="string" calcext:value-type="string">
            <text:p>Переоборудование контейнеров в Москве - Купить переделанный контейнер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oskva.smart-module.ru/catalog/rekonstruktsiya-konteynerov/banya/</text:p>
          </table:table-cell>
          <table:table-cell/>
          <table:table-cell office:value-type="string" calcext:value-type="string">
            <text:p>Баня из контейнера в Москве - Купить баню из морского контейнера от производителя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moskva.smart-module.ru/catalog/rekonstruktsiya-konteynerov/garazh/</text:p>
          </table:table-cell>
          <table:table-cell/>
          <table:table-cell office:value-type="string" calcext:value-type="string">
            <text:p>Гараж из контейнера в Москве - Купить гараж из морского контейнера от производителя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moskva.smart-module.ru/catalog/rekonstruktsiya-konteynerov/pod-sklad/</text:p>
          </table:table-cell>
          <table:table-cell/>
          <table:table-cell office:value-type="string" calcext:value-type="string">
            <text:p>Контейнеры под склад в Москве - Купить металлический контейнер под склад от производителя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oskva.smart-module.ru/catalog/rekonstruktsiya-konteynerov/pod-zhiloe/</text:p>
          </table:table-cell>
          <table:table-cell/>
          <table:table-cell office:value-type="string" calcext:value-type="string">
            <text:p>Жилые контейнеры в Москве - Купить контейнер для жилья от производителя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moskva.smart-module.ru/catalog/sooruzheniya-i-zdaniya-iz-metallokonstruktsiy/</text:p>
          </table:table-cell>
          <table:table-cell/>
          <table:table-cell office:value-type="string" calcext:value-type="string">
            <text:p>Здания из металлоконструкций в Москве – Стоимость строительства каркасных зданий из металлоконструкций под ключ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moskva.smart-module.ru/catalog/torgovye-pavilony/</text:p>
          </table:table-cell>
          <table:table-cell/>
          <table:table-cell office:value-type="string" calcext:value-type="string">
            <text:p>Модульные торговые павильоны в Москве - Купить павильоны для торговли модульного типа от производителя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moskva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moskva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moskva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8 (499) 390-94-03</text:p>
          </table:table-cell>
          <table:table-cell office:value-type="string" calcext:value-type="string">
            <text:p>Проекты "Smart Module" | Москва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oskva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8 (499) 390-94-03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oskva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oskva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mytishchi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mytishchi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mytishchi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mytishchi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mytishchi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mytishchi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mytishchi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mytishchi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mytishchi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nahodk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nahodka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nahodka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nahodka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nahodka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nahodka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nahodka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nahodka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nahodka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nefteyugan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nefteyugan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nefteyugan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nefteyugan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nefteyugan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nefteyugan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nefteyugan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nefteyugan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nefteyugan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nizhnevartov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nizhnevartov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nizhnevartov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nizhnevartov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nizhnevartov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nizhnevartov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nizhnevartov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nizhnevartov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nizhnevartov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nizhnij-novgorod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nizhnij-novgorod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nizhnij-novgorod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nizhnij-novgorod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nizhnij-novgorod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nizhnij-novgorod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nizhnij-novgorod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nizhnij-novgorod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nizhnij-novgorod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nizhnij-tagil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nizhnij-tagil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nizhnij-tagil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nizhnij-tagil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nizhnij-tagil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nizhnij-tagil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nizhnij-tagil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nizhnij-tagil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nizhnij-tagil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ovocheboksar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novocheboksars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novocheboksars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novocheboksars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novocheboksars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novocheboksars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novocheboksars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novocheboksars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novocheboksars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novokujbyshev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novokujbyshev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novokujbyshev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novokujbyshev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novokujbyshev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novokujbyshev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novokujbyshev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novokujbyshev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novokujbyshev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novosibirsk.smart-module.ru/</text:p>
          </table:table-cell>
          <table:table-cell office:value-type="string" calcext:value-type="string">
            <text:p>Производство, строительство зданий и сооружений в #WF_CITY_DAT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DAT# | "Smart Module"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novosibirs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novosibirs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ovosibirs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novosibirs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novosibirs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novosibirs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novosibirs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ovosibirs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obnin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obnin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obnin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obnin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obnin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obnin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obnin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obnin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obnin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pervoural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pervoural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pervoural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pervoural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pervoural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pervoural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pervoural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pervoural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pervoural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podol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podol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podol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podol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podol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podol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podol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podol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podol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pushkin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pushkin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pushkin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pushkin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pushkin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pushkin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pushkin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pushkin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pushkin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samar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amara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amara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amara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samara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amara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samara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samara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amara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saratov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saratov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saratov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saratov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saratov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saratov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saratov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saratov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saratov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8 (812) 907-14-59</text:p>
          </table:table-cell>
          <table:table-cell office:value-type="string" calcext:value-type="string">
            <text:p>Строительство зданий и быстровозводимых сооружений в СПб под ключ <text:s/>| "Smart Module"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mart-module.ru/blog/</text:p>
          </table:table-cell>
          <table:table-cell office:value-type="string" calcext:value-type="string">
            <text:p>Блог в #WF_CITY_PRED# | "Smart Module" - ваше будущее и настоящее, звоните 8 (812) 907-14-59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mart-module.ru/catalog/</text:p>
          </table:table-cell>
          <table:table-cell office:value-type="string" calcext:value-type="string">
            <text:p>Каталог модульных конструкций в Санкт-Петербурге | "Smart Module" - ваше будущее и настоящее, звоните 8 (812) 907-14-59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mart-module.ru/catalog/angary/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mart-module.ru/catalog/angary/filter/type-beskarkasnye/</text:p>
          </table:table-cell>
          <table:table-cell/>
          <table:table-cell office:value-type="string" calcext:value-type="string">
            <text:p>11Бескаркасные ангары в #WF_CITY_PRED# | "Smart Module"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mart-module.ru/catalog/bystrovozvodimye-zdaniya/</text:p>
          </table:table-cell>
          <table:table-cell/>
          <table:table-cell office:value-type="string" calcext:value-type="string">
            <text:p>Быстровозводимые здания из металлоконструкций в СПб – Стоимость строительства быстровозводимых зданий под ключ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mart-module.ru/catalog/kontejneryi/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mart-module.ru/catalog/metallicheskie-bytovki/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mart-module.ru/catalog/metallicheskie-bytovki/blok-konteynery/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mart-module.ru/catalog/metallicheskie-bytovki/blok-konteynery/bk-containex/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mart-module.ru/catalog/metallicheskie-bytovki/blok-konteynery/cever/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mart-module.ru/catalog/metallicheskie-bytovki/blok-konteynery/dlya-oborudovaniya/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mart-module.ru/catalog/metallicheskie-bytovki/blok-konteynery/dlya-oborudovaniya/elektrostantsiy/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mart-module.ru/catalog/metallicheskie-bytovki/blok-konteynery/dlya-oborudovaniya/elektrostantsiy/dizelnykh/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mart-module.ru/catalog/metallicheskie-bytovki/blok-konteynery/dlya-oborudovaniya/elektrostantsiy/gazovykh/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mart-module.ru/catalog/metallicheskie-bytovki/blok-konteynery/dlya-oborudovaniya/kompressornykh-stantsiy/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mart-module.ru/catalog/metallicheskie-bytovki/blok-konteynery/dlya-oborudovaniya/kotelnogo/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mart-module.ru/catalog/metallicheskie-bytovki/blok-konteynery/dlya-oborudovaniya/meteostantsiy/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mart-module.ru/catalog/metallicheskie-bytovki/blok-konteynery/dlya-oborudovaniya/nasosnoy-stantsii/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mart-module.ru/catalog/metallicheskie-bytovki/blok-konteynery/dlya-oborudovaniya/tekhnologicheskie/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mart-module.ru/catalog/metallicheskie-bytovki/blok-konteynery/peredvizhnye/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mart-module.ru/catalog/metallicheskie-bytovki/blok-konteynery/santekhnicheskie-bk/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mart-module.ru/catalog/metallicheskie-bytovki/dlya-stroiteley/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mart-module.ru/catalog/metallicheskie-bytovki/metall-containex/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mart-module.ru/catalog/metallicheskie-bytovki/modulnye/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mart-module.ru/catalog/metallicheskie-bytovki/vagonchiki/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mart-module.ru/catalog/modulnye-zdaniya/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mart-module.ru/catalog/modulnye-zdaniya/administrativnye/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mart-module.ru/catalog/modulnye-zdaniya/administrativnye/admin-containex/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mart-module.ru/catalog/modulnye-zdaniya/administrativnye/detskie-uchrezhdeniya/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mart-module.ru/catalog/modulnye-zdaniya/administrativnye/detskie-uchrezhdeniya/modulnye-detskie-internaty/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mart-module.ru/catalog/modulnye-zdaniya/administrativnye/detskie-uchrezhdeniya/modulnye-detskie-sady/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mart-module.ru/catalog/modulnye-zdaniya/administrativnye/detskie-uchrezhdeniya/modulnye-detskie-uchrezhdeniya-containex/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mart-module.ru/catalog/modulnye-zdaniya/administrativnye/detskie-uchrezhdeniya/modulnye-uchebnye-zavedenie/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mart-module.ru/catalog/modulnye-zdaniya/administrativnye/meduchrezhdeniya/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mart-module.ru/catalog/modulnye-zdaniya/administrativnye/meduchrezhdeniya/apteki/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mart-module.ru/catalog/modulnye-zdaniya/administrativnye/meduchrezhdeniya/bolnitsy/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mart-module.ru/catalog/modulnye-zdaniya/administrativnye/meduchrezhdeniya/feldshersko-akusherskie-punkty-fap/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mart-module.ru/catalog/modulnye-zdaniya/administrativnye/meduchrezhdeniya/med-containex/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mart-module.ru/catalog/modulnye-zdaniya/administrativnye/meduchrezhdeniya/med-laboratorii/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mart-module.ru/catalog/modulnye-zdaniya/administrativnye/meduchrezhdeniya/meditsinskie-punkty/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mart-module.ru/catalog/modulnye-zdaniya/administrativnye/meduchrezhdeniya/polikliniki/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mart-module.ru/catalog/modulnye-zdaniya/administrativnye/meduchrezhdeniya/veterinarnye-kliniki/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mart-module.ru/catalog/modulnye-zdaniya/administrativnye/meduchrezhdeniya/vrachebnye-ambulatorii/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mart-module.ru/catalog/modulnye-zdaniya/administrativnye/sportivnye/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mart-module.ru/catalog/modulnye-zdaniya/administrativnye/sportivnye/fizkulturno-ozdorovitelnye-kompleksy-fok/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mart-module.ru/catalog/modulnye-zdaniya/administrativnye/sportivnye/razdevalki-dlya-sportsmenov/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mart-module.ru/catalog/modulnye-zdaniya/administrativnye/sportivnye/sport-containex/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mart-module.ru/catalog/modulnye-zdaniya/administrativnye/sportivnye/sportzaly/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mart-module.ru/catalog/modulnye-zdaniya/bytovye/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mart-module.ru/catalog/modulnye-zdaniya/bytovye/containex-dlya-byta/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mart-module.ru/catalog/modulnye-zdaniya/bytovye/garazhi/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mart-module.ru/catalog/modulnye-zdaniya/bytovye/razdevalki/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mart-module.ru/catalog/modulnye-zdaniya/bytovye/santekhnicheskie/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mart-module.ru/catalog/modulnye-zdaniya/bytovye/santekhnicheskie/bannye-kompleksy/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mart-module.ru/catalog/modulnye-zdaniya/bytovye/santekhnicheskie/containex-santekhnicheskii/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mart-module.ru/catalog/modulnye-zdaniya/bytovye/santekhnicheskie/dushevye/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mart-module.ru/catalog/modulnye-zdaniya/bytovye/santekhnicheskie/sanbloki/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mart-module.ru/catalog/modulnye-zdaniya/bytovye/santekhnicheskie/sanpropuskniki/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mart-module.ru/catalog/modulnye-zdaniya/bytovye/santekhnicheskie/tualety/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mart-module.ru/catalog/modulnye-zdaniya/dlya-biznesa/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mart-module.ru/catalog/modulnye-zdaniya/dlya-biznesa/avtomasterskie/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mart-module.ru/catalog/modulnye-zdaniya/dlya-biznesa/avtomoyki/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mart-module.ru/catalog/modulnye-zdaniya/dlya-biznesa/containex-biznes/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mart-module.ru/catalog/modulnye-zdaniya/dlya-biznesa/kassy/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mart-module.ru/catalog/modulnye-zdaniya/dlya-biznesa/magaziny/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mart-module.ru/catalog/modulnye-zdaniya/dlya-biznesa/ofisy/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mart-module.ru/catalog/modulnye-zdaniya/dlya-biznesa/otdel-prodazh/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mart-module.ru/catalog/modulnye-zdaniya/dlya-biznesa/otdel-prodazh/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mart-module.ru/catalog/modulnye-zdaniya/dlya-biznesa/pavilony/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mart-module.ru/catalog/modulnye-zdaniya/dlya-biznesa/prachechnye/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mart-module.ru/catalog/modulnye-zdaniya/dlya-biznesa/shinomontazhi/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mart-module.ru/catalog/modulnye-zdaniya/dlya-biznesa/sklady/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mart-module.ru/catalog/modulnye-zdaniya/modul-containex/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mart-module.ru/catalog/modulnye-zdaniya/pod-oborudovanie/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mart-module.ru/catalog/modulnye-zdaniya/punkty-pitaniya/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mart-module.ru/catalog/modulnye-zdaniya/punkty-pitaniya/kafe/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mart-module.ru/catalog/modulnye-zdaniya/punkty-pitaniya/pekarni/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mart-module.ru/catalog/modulnye-zdaniya/punkty-pitaniya/stolovye/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mart-module.ru/catalog/modulnye-zdaniya/stroitelnye/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mart-module.ru/catalog/modulnye-zdaniya/vakhtovye-poselki/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mart-module.ru/catalog/modulnye-zdaniya/zhilye/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mart-module.ru/catalog/modulnye-zdaniya/zhilye/containex-dlya-zhilya/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mart-module.ru/catalog/modulnye-zdaniya/zhilye/dachi/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mart-module.ru/catalog/modulnye-zdaniya/zhilye/doma/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mart-module.ru/catalog/modulnye-zdaniya/zhilye/gostinichnye-kompleksy/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mart-module.ru/catalog/modulnye-zdaniya/zhilye/obshchezhitiya/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mart-module.ru/catalog/rekonstruktsiya-konteynerov/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mart-module.ru/catalog/sooruzheniya-i-zdaniya-iz-metallokonstruktsiy/</text:p>
          </table:table-cell>
          <table:table-cell/>
          <table:table-cell office:value-type="string" calcext:value-type="string">
            <text:p>Здания из металлоконструкций в СПб – Стоимость строительства каркасных зданий из металлоконструкций под ключ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mart-module.ru/catalog/torgovye-pavilony/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8 (812) 907-14-59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8 (812) 907-14-59</text:p>
          </table:table-cell>
          <table:table-cell office:value-type="string" calcext:value-type="string">
            <text:p>Проекты "Smart Module" | Санкт-Петербург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8 (812) 907-14-59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smart-module.ru/uslugi/arenda/</text:p>
          </table:table-cell>
          <table:table-cell office:value-type="string" calcext:value-type="string">
            <text:p>Аренда модульных конструкций в Санкт-Петербурге | &amp;amp;quot;Smart Module&amp;amp;quot; - ваше будущее и настоящее, звоните 8 (812) 907-14-59</text:p>
          </table:table-cell>
          <table:table-cell office:value-type="string" calcext:value-type="string">
            <text:p>Аренда в Санкт-Петербурге | "Smart Module"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surgut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surgut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surgut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surgut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surgut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surgut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surgut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surgut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surgut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syzran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syzran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syzran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syzran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syzran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syzran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syzran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syzran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syzran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tolyatti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tolyatti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tolyatti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tolyatti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tolyatti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olyatti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olyatti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tolyatti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tolyatti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tyumen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yumen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tyumen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tyumen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tyumen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tyumen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yumen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yumen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yumen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ussurij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ussurij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ussurij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ussurij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ussurij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ussurij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ussurij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ussurij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ussurij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vladivosto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"Smart Module"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ladivostok.smart-module.ru/blog/</text:p>
          </table:table-cell>
          <table:table-cell office:value-type="string" calcext:value-type="string">
            <text:p>Блог в #WF_CITY_PRED# | "Smart Module" - ваше будущее и настоящее, звоните #WF_PHONES#</text:p>
          </table:table-cell>
          <table:table-cell office:value-type="string" calcext:value-type="string">
            <text:p>Блог в #WF_CITY_PRED# | "Smart Module"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ladivostok.smart-module.ru/catalog/</text:p>
          </table:table-cell>
          <table:table-cell office:value-type="string" calcext:value-type="string">
            <text:p>Каталог модульных конструкций в #WF_CITY_PRED# | "Smart Module"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"Smart Module"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vladivostok.smart-module.ru/kontaktyi/</text:p>
          </table:table-cell>
          <table:table-cell office:value-type="string" calcext:value-type="string">
            <text:p>Контакты "Smart Module" в #WF_CITY_PRED# | Ваше будущее и настоящее, звоните #WF_PHONES#</text:p>
          </table:table-cell>
          <table:table-cell office:value-type="string" calcext:value-type="string">
            <text:p>Контакты "Smart-Module" в #WF_CITY_PRED#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vladivostok.smart-module.ru/o-kompanii/</text:p>
          </table:table-cell>
          <table:table-cell office:value-type="string" calcext:value-type="string">
            <text:p>О компании "Smart Module" #WF_CITY_NAME# | Ваше будущее и настоящее, звоните #WF_PHONES#</text:p>
          </table:table-cell>
          <table:table-cell office:value-type="string" calcext:value-type="string">
            <text:p>О компании "Smart Module" | <text:s/>#WF_CITY_NAME#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vladivostok.smart-module.ru/proekty/</text:p>
          </table:table-cell>
          <table:table-cell office:value-type="string" calcext:value-type="string">
            <text:p>Проекты "Smart Module" в #WF_CITY_PRED# | Ваше будущее и настоящее, звоните #WF_PHONES#</text:p>
          </table:table-cell>
          <table:table-cell office:value-type="string" calcext:value-type="string">
            <text:p>Проекты "Smart Module" | #WF_CITY_NAME#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vladivostok.smart-module.ru/uslugi/</text:p>
          </table:table-cell>
          <table:table-cell office:value-type="string" calcext:value-type="string">
            <text:p>Услуги в #WF_CITY_PRED# по высоким технологиям строительства | "Smart Module" - ваше будущее и настоящее, звоните #WF_PHONES#</text:p>
          </table:table-cell>
          <table:table-cell office:value-type="string" calcext:value-type="string">
            <text:p>Услуги в #WF_CITY_PRED# | "Smart Module"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vladivostok.smart-module.ru/uslugi/arenda/</text:p>
          </table:table-cell>
          <table:table-cell office:value-type="string" calcext:value-type="string">
            <text:p>Аренда модульных конструкций в #WF_CITY_PRED# | &amp;amp;quot;Smart Module&amp;amp;quot; - ваше будущее и настоящее, звоните #WF_PHONES#</text:p>
          </table:table-cell>
          <table:table-cell office:value-type="string" calcext:value-type="string">
            <text:p>Аренда в #WF_CITY_PRED# | "Smart Module"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ladivostok.smart-module.ru/uslugi/dostavka/</text:p>
          </table:table-cell>
          <table:table-cell office:value-type="string" calcext:value-type="string">
            <text:p>Доставка в #WF_CITY_PRED# по выгодным ценам | "Smart Module" - ваше будущее и настоящее, звоните #WF_PHONES#</text:p>
          </table:table-cell>
          <table:table-cell office:value-type="string" calcext:value-type="string">
            <text:p>Доставка в #WF_CITY_PRED# | "Smart Module"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vologda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vologda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vologda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vologda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vologda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vologda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vologda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vologda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vologda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zheleznogorsk.smart-module.ru/</text:p>
          </table:table-cell>
          <table:table-cell office:value-type="string" calcext:value-type="string">
            <text:p>Производство, Строительство зданий и сооружений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Строительство зданий и сооружений в #WF_CITY_PRED# | Smart Module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zheleznogorsk.smart-module.ru/blog/</text:p>
          </table:table-cell>
          <table:table-cell office:value-type="string" calcext:value-type="string">
            <text:p>Блог в #WF_CITY_PRED# | Smart Module - ваше будущее и настоящее, звоните #WF_PHONES#</text:p>
          </table:table-cell>
          <table:table-cell office:value-type="string" calcext:value-type="string">
            <text:p>Блог в #WF_CITY_PRED# | Smart Module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zheleznogorsk.smart-module.ru/catalog/</text:p>
          </table:table-cell>
          <table:table-cell office:value-type="string" calcext:value-type="string">
            <text:p>Каталог модульных конструкций в #WF_CITY_PRED# | Smart Module - ваше будущее и настоящее, звоните #WF_PHONES#</text:p>
          </table:table-cell>
          <table:table-cell office:value-type="string" calcext:value-type="string">
            <text:p>Каталог модульных конструкций в #WF_CITY_PRED# | Smart Module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zheleznogorsk.smart-module.ru/kontaktyi/</text:p>
          </table:table-cell>
          <table:table-cell office:value-type="string" calcext:value-type="string">
            <text:p>Контакты Smart Module в #WF_CITY_PRED# | Ваше будущее и настоящее, звоните #WF_PHONES#</text:p>
          </table:table-cell>
          <table:table-cell office:value-type="string" calcext:value-type="string">
            <text:p>Контакты Smart-Module в #WF_CITY_PRED#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zheleznogorsk.smart-module.ru/o-kompanii/</text:p>
          </table:table-cell>
          <table:table-cell office:value-type="string" calcext:value-type="string">
            <text:p>О компании Smart Module #WF_CITY_NAME# | Ваше будущее и настоящее, звоните #WF_PHONES#</text:p>
          </table:table-cell>
          <table:table-cell office:value-type="string" calcext:value-type="string">
            <text:p>О компании Smart Module | <text:s/>#WF_CITY_NAME#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zheleznogorsk.smart-module.ru/proekty/</text:p>
          </table:table-cell>
          <table:table-cell office:value-type="string" calcext:value-type="string">
            <text:p>Проекты Smart Module в #WF_CITY_PRED# | Ваше будущее и настоящее, звоните #WF_PHONES#</text:p>
          </table:table-cell>
          <table:table-cell office:value-type="string" calcext:value-type="string">
            <text:p>Проекты Smart Module | #WF_CITY_NAME#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zheleznogorsk.smart-module.ru/uslugi/</text:p>
          </table:table-cell>
          <table:table-cell office:value-type="string" calcext:value-type="string">
            <text:p>Услуги в #WF_CITY_PRED# по высоким технологиям строительства | Smart Module - ваше будущее и настоящее, звоните #WF_PHONES#</text:p>
          </table:table-cell>
          <table:table-cell office:value-type="string" calcext:value-type="string">
            <text:p>Услуги в #WF_CITY_PRED# | Smart Module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zheleznogorsk.smart-module.ru/uslugi/arenda/</text:p>
          </table:table-cell>
          <table:table-cell office:value-type="string" calcext:value-type="string">
            <text:p>;Аренда модульных конструкций в #WF_CITY_PRED# | &amp;amp;;quot;;Smart Module&amp;amp;;quot;; - ваше будущее и настоящее, звоните #WF_PHONES#;</text:p>
          </table:table-cell>
          <table:table-cell office:value-type="string" calcext:value-type="string">
            <text:p>Аренда в #WF_CITY_PRED# | Smart Module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zheleznogorsk.smart-module.ru/uslugi/dostavka/</text:p>
          </table:table-cell>
          <table:table-cell office:value-type="string" calcext:value-type="string">
            <text:p>Доставка в #WF_CITY_PRED# по выгодным ценам | Smart Module - ваше будущее и настоящее, звоните #WF_PHONES#</text:p>
          </table:table-cell>
          <table:table-cell office:value-type="string" calcext:value-type="string">
            <text:p>Доставка в #WF_CITY_PRED# | Smart Module</text:p>
          </table:table-cell>
        </table:table-row>
      </table:table>
      <table:named-expressions/>
      <table:database-ranges>
        <table:database-range table:name="__Anonymous_Sheet_DB__0" table:target-range-address="export_file_vudUBZrdJdkQ6V97.A1:export_file_vudUBZrdJdkQ6V97.D6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18:03:30.532673484</dc:date>
    <meta:editing-duration>PT4M12S</meta:editing-duration>
    <meta:editing-cycles>1</meta:editing-cycles>
    <meta:document-statistic meta:table-count="1" meta:cell-count="2198" meta:object-count="0"/>
    <meta:generator>LibreOffice/6.0.7.3$Linux_X86_64 LibreOffice_project/00m0$Build-3</meta:generator>
  </office:meta>
</office:document-meta>
</file>